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IM Fell DW Pica SC" svg:font-family="'IM Fell DW Pica SC', serif"/>
    <style:font-face style:name="Mangal1" svg:font-family="Mangal"/>
    <style:font-face style:name="Noto Sans" svg:font-family="'Noto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Noto Sans" fo:font-size="10.5pt" fo:letter-spacing="normal" fo:font-style="normal" fo:font-weight="normal"/>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top="0cm" fo:margin-bottom="0cm" fo:orphans="2" fo:widows="2"/>
    </style:style>
    <style:style style:name="P5" style:family="paragraph" style:parent-style-name="Heading_20_1">
      <style:paragraph-properties fo:margin-top="0cm" fo:margin-bottom="0cm" fo:orphans="2" fo:widows="2"/>
      <style:text-properties fo:font-variant="normal" fo:text-transform="none" fo:color="#922610" style:text-line-through-style="none" style:font-name="IM Fell DW Pica SC" fo:font-size="20.25pt" fo:letter-spacing="normal" fo:font-style="normal" style:text-underline-style="none" fo:font-weight="normal" style:text-blinking="false"/>
    </style:style>
    <style:style style:name="P6" style:family="paragraph" style:parent-style-name="Heading_20_1">
      <style:paragraph-properties fo:margin-top="0cm" fo:margin-bottom="0cm" fo:orphans="2" fo:widows="2"/>
    </style:style>
    <style:style style:name="T1" style:family="text">
      <style:text-properties fo:font-variant="normal" fo:text-transform="none" fo:color="#000000" style:font-name="Noto Sans" fo:font-size="10.5pt" fo:letter-spacing="normal" fo:font-style="normal" fo:font-weight="normal"/>
    </style:style>
    <style:style style:name="T2" style:family="text">
      <style:text-properties fo:font-variant="normal" fo:text-transform="none" fo:color="#000000" style:font-name="Noto Sans" fo:font-size="10.5pt" fo:letter-spacing="normal" fo:font-style="normal" fo:font-weight="bold" style:font-weight-asian="bold" style:font-weight-complex="bold"/>
    </style:style>
    <style:style style:name="T3" style:family="text">
      <style:text-properties fo:font-variant="normal" fo:text-transform="none" fo:color="#000000" style:text-line-through-style="solid" style:font-name="Noto Sans" fo:font-size="10.5pt" fo:letter-spacing="normal" fo:font-style="normal" fo:font-weight="bold" style:font-weight-asian="bold" style:font-weight-complex="bold"/>
    </style:style>
    <style:style style:name="T4" style:family="text">
      <style:text-properties fo:font-variant="normal" fo:text-transform="none" fo:color="#000000" style:text-line-through-style="solid" style:font-name="Noto Sans" fo:font-size="10.5pt" fo:letter-spacing="normal" fo:font-style="normal" fo:font-weight="normal"/>
    </style:style>
    <style:style style:name="T5" style:family="text">
      <style:text-properties fo:font-variant="normal" fo:text-transform="none" fo:color="#000000" style:text-line-through-style="none" style:font-name="Noto Sans" fo:font-size="10.5pt" fo:letter-spacing="normal" fo:font-style="normal" fo:font-weight="bold" style:font-weight-asian="bold" style:font-weight-complex="bold"/>
    </style:style>
    <style:style style:name="T6" style:family="text">
      <style:text-properties fo:font-variant="normal" fo:text-transform="none" fo:color="#922610" style:text-line-through-style="none" style:font-name="IM Fell DW Pica SC" fo:font-size="20.25pt" fo:letter-spacing="normal" fo:font-style="normal" style:text-underline-style="none" fo:font-weight="normal" style:text-blinking="false"/>
    </style:style>
    <style:style style:name="T7" style:family="text">
      <style:text-properties fo:font-variant="normal" fo:text-transform="none" fo:color="#8c1717" style:text-line-through-style="none" style:font-name="IM Fell DW Pica SC" fo:font-size="15pt" fo:letter-spacing="normal" fo:font-style="normal" style:text-underline-style="none" fo:font-weight="normal" style:text-blinking="false"/>
    </style:style>
    <style:style style:name="T8" style:family="text">
      <style:text-properties fo:font-weight="bold" style:font-weight-asian="bold" style:font-weight-complex="bold"/>
    </style:style>
    <style:style style:name="T9"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6">Revised-er Ranger</text:span></text:h>
      <text:p text:style-name="P4"><text:span text:style-name="T6">HIDE IN PLAIN SIGHT</text:span></text:p>
      <text:p text:style-name="P4"><text:span text:style-name="T1">Starting at 10th leveI, you can spend 1 minute creating camouflage for yourself. </text:span><text:span text:style-name="T5">You must have access to</text:span><text:span text:style-name="T3"> fresh mud, dirt, plants, soot.</text:span><text:span text:style-name="T4"> </text:span><text:span text:style-name="T3">and other naturally occurring</text:span><text:span text:style-name="T1"> </text:span><text:span text:style-name="T2">materials with which to create your camouflage.</text:span><text:span text:style-name="T1"> Once you are camouflaged in this way, you can try to hide </text:span><text:span text:style-name="T3">by pressing yourself up against a solid surface, such as a tree or wall, that is at least as tall and wide as you are.</text:span><text:span text:style-name="T1"> You gain a +10 bonus to Dexterity (Stealth) checks as long as you remain there without moving or taking actions. </text:span><text:span text:style-name="T2">Once you move or take an action or a reaction, you must spend an action within one minute to camouflage yourself again to gain this benefit.</text:span><text:span text:style-name="T1"> </text:span><text:span text:style-name="T2">If you are camouflaged in this way, you can move at 5ft without losing your benefit.</text:span></text:p>
      <text:p text:style-name="P4"><text:span text:style-name="T6"/></text:p>
      <text:p text:style-name="P4"><text:span text:style-name="T6">Vanish</text:span></text:p>
      <text:p text:style-name="P3"><text:span text:style-name="T1">Starting at 14th levei, you can use the Hide, </text:span><text:span text:style-name="T2">or Dash</text:span><text:span text:style-name="T1"> action as a bonus action on your turn. AIso, you can't be tracked by nonmagical means, unless you choose to leave a trail.</text:span></text:p>
      <text:p text:style-name="P3"><text:span text:style-name="T1"/></text:p>
      <text:p text:style-name="P3"><text:span text:style-name="T1"/></text:p>
      <text:h text:style-name="P6" text:outline-level="1"><text:span text:style-name="T6">Revised-er RANGER'S COMPANION</text:span></text:h>
      <text:p text:style-name="P1">At 3rd level, you gain a beast companion that accompanies you on your adventures and is trained to fight alongside you. Choose a beast that is no larger than Medium and that has a chaIlenge rating of 1/4 or lower (the hawk, mastiff, and panther as examples). This CR is up to the DM's discretion and can be raised if needed. (See: Black Bear CR 1/2)</text:p>
      <text:p text:style-name="P1"><text:span text:style-name="T8">Add your proficiency bonus</text:span><text:span text:style-name="T9"> to the beast's AC, attack rolls,</text:span><text:span text:style-name="T8"> saving throws </text:span><text:span text:style-name="T9">and damage rolls,</text:span><text:span text:style-name="T8"> </text:span><text:span text:style-name="T9">as well as to any skills it is proficient in.</text:span> <text:span text:style-name="T8">Its hit point maximum Is 15+3*Con. As you level in ranger beyond level three it gains 1d6+con per level. This increases to a 1d8 at level 11.</text:span></text:p>
      <text:p text:style-name="P1">The beast obeys your commands as best as it can. It takes its turn on your initiative, though it doesn't take an action unless you command it to. On your turn, you can verbally command the beast where to move (no action required by you).</text:p>
      <text:p text:style-name="P2"><text:span text:style-name="T1">You can use your action to verbally command it to take the </text:span><text:span text:style-name="Strong_20_Emphasis"><text:span text:style-name="T1">Attack, Dash, Disengage, Dodge, or Help action</text:span></text:span><text:span text:style-name="T1">. </text:span><text:span text:style-name="T2">Additionally, when you take the Attack action, you can replace one of your own attacks to make a command as well. You can only replace one attack per turn. This does not apply to off-hand attacks, but can trigger off-hand attacks.</text:span></text:p>
      <text:p text:style-name="P1"><text:span text:style-name="T8">While travelling through your favoured terrain with the beast, your party can move stealthily at a normal pace</text:span>. lf the beast dies, you can obtain another one by spending 8 hours magically bonding with another beast that isn't hostile to you, either the same type of beast as before or a different one.</text:p>
      <text:h text:style-name="P5" text:outline-level="1"><text:bookmark text:name="toc1"/>EXCEPTIONAL TRAINING</text:h>
      <text:p text:style-name="P1">Beginning at 7th level, on any of your turns when your beast companion doesn't attack, you can use a <text:span text:style-name="T8">free action</text:span> to command the beast to take the Dash, Disengage, or Help action on its turn. <text:span text:style-name="T8">If it does not take any action it automatically takes the dodge action. In addition it gains proficiency in two skills</text:span></text:p>
      <text:h text:style-name="P5" text:outline-level="1"><text:bookmark text:name="toc2"/>BESTIAL FURY</text:h>
      <text:p text:style-name="P1"><text:span text:style-name="T8">Starting at 11th level, your beast companion can, on each of your turns, take an attack action against any creature that you have attacked within the past 24 hours without being commanded</text:span>. It still obeys all commands, including one to attack a second time.</text:p>
      <text:h text:style-name="P5" text:outline-level="1"><text:bookmark text:name="toc3"/><text:soft-page-break/>SHARE SPELLS</text:h>
      <text:p text:style-name="P3"><text:span text:style-name="T1">Beginning at 15th level, when you cast a spell targeting yourself, you can also affect your beast companion with the spell if the beast is within 30 feet of you. </text:span><text:span text:style-name="T2">In addition, you are able to cast spells through it circa the find familiar sp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IM Fell DW Pica SC" svg:font-family="'IM Fell DW Pica SC', serif"/>
    <style:font-face style:name="Mangal1" svg:font-family="Mangal"/>
    <style:font-face style:name="Noto Sans" svg:font-family="'Noto Sans',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5:57:15.26</meta:creation-date>
    <meta:document-statistic meta:table-count="0" meta:image-count="0" meta:object-count="0" meta:page-count="2" meta:paragraph-count="17" meta:word-count="605" meta:character-count="3332"/>
    <dc:date>2019-09-24T16:45:29.87</dc:date>
    <meta:editing-duration>PT48M22S</meta:editing-duration>
    <meta:editing-cycles>1</meta:editing-cycles>
    <meta:generator>OpenOffice.org/3.4.1$Win32 OpenOffice.org_project/341m1$Build-9593</meta:generator>
  </office:meta>
</office:document-meta>
</file>